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Tamaño</text:p>
          </table:table-cell>
          <table:table-cell office:value-type="string" calcext:value-type="string">
            <text:p>Heap inicial</text:p>
          </table:table-cell>
          <table:table-cell office:value-type="string" calcext:value-type="string">
            <text:p>Heap valor 1</text:p>
          </table:table-cell>
          <table:table-cell office:value-type="string" calcext:value-type="string">
            <text:p>Heap valor 2</text:p>
          </table:table-cell>
          <table:table-cell office:value-type="string" calcext:value-type="string">
            <text:p>Heap valor 3</text:p>
          </table:table-cell>
          <table:table-cell office:value-type="string" calcext:value-type="string">
            <text:p>Heap valor 4</text:p>
          </table:table-cell>
          <table:table-cell office:value-type="string" calcext:value-type="string">
            <text:p>Heap valor 5</text:p>
          </table:table-cell>
          <table:table-cell office:value-type="string" calcext:value-type="string">
            <text:p>Heap valor 6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Ejemplo</text:p>
          </table:table-cell>
          <table:table-cell/>
          <table:table-cell office:value-type="string" calcext:value-type="string">
            <text:p>Ejecutabl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SPHello</text:p>
          </table:table-cell>
          <table:table-cell/>
          <table:table-cell office:value-type="float" office:value="151904" calcext:value-type="float">
            <text:p>151904</text:p>
          </table:table-cell>
          <table:table-cell office:value-type="float" office:value="298464" calcext:value-type="float">
            <text:p>298464</text:p>
          </table:table-cell>
          <table:table-cell table:number-columns-repeated="6"/>
          <table:table-cell office:value-type="string" calcext:value-type="string">
            <text:p>Hello World basico, sabor ESP (appMain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duinoHello</text:p>
          </table:table-cell>
          <table:table-cell/>
          <table:table-cell office:value-type="float" office:value="190512" calcext:value-type="float">
            <text:p>190512</text:p>
          </table:table-cell>
          <table:table-cell office:value-type="float" office:value="382508" calcext:value-type="float">
            <text:p>382508</text:p>
          </table:table-cell>
          <table:table-cell table:number-columns-repeated="6"/>
          <table:table-cell office:value-type="string" calcext:value-type="string">
            <text:p>Hello World basico, sabor Arduino (setup/loop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eltiumCharger</text:p>
          </table:table-cell>
          <table:table-cell/>
          <table:table-cell office:value-type="float" office:value="882928" calcext:value-type="float">
            <text:p>882928</text:p>
          </table:table-cell>
          <table:table-cell table:number-columns-repeated="2" office:value-type="float" office:value="254196" calcext:value-type="float">
            <text:p>254196</text:p>
          </table:table-cell>
          <table:table-cell office:value-type="float" office:value="254168" calcext:value-type="float">
            <text:p>254168</text:p>
          </table:table-cell>
          <table:table-cell office:value-type="float" office:value="123016" calcext:value-type="float">
            <text:p>123016</text:p>
          </table:table-cell>
          <table:table-cell office:value-type="float" office:value="81364" calcext:value-type="float">
            <text:p>81364</text:p>
          </table:table-cell>
          <table:table-cell office:value-type="float" office:value="80196" calcext:value-type="float">
            <text:p>80196</text:p>
          </table:table-cell>
          <table:table-cell office:value-type="float" office:value="81184" calcext:value-type="float">
            <text:p>81184</text:p>
          </table:table-cell>
          <table:table-cell office:value-type="string" calcext:value-type="string">
            <text:p>(sabor Arduino) Stack BLE Veltium de Drac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s Draco_GPIO_Ini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as initLed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as serverbleIni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rasControlInit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tras conect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ras desconecta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ifiOnly</text:p>
          </table:table-cell>
          <table:table-cell/>
          <table:table-cell office:value-type="float" office:value="626944" calcext:value-type="float">
            <text:p>626944</text:p>
          </table:table-cell>
          <table:table-cell office:value-type="float" office:value="326304" calcext:value-type="float">
            <text:p>326304</text:p>
          </table:table-cell>
          <table:table-cell office:value-type="float" office:value="283408" calcext:value-type="float">
            <text:p>283408</text:p>
          </table:table-cell>
          <table:table-cell table:number-columns-repeated="5"/>
          <table:table-cell office:value-type="string" calcext:value-type="string">
            <text:p>(sabor Arduino) Ejemplo básico que solo se conecta a una WiF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s conectar a wifi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ebserver_Wifi</text:p>
          </table:table-cell>
          <table:table-cell/>
          <table:table-cell office:value-type="float" office:value="669776" calcext:value-type="float">
            <text:p>669776</text:p>
          </table:table-cell>
          <table:table-cell office:value-type="float" office:value="322552" calcext:value-type="float">
            <text:p>322552</text:p>
          </table:table-cell>
          <table:table-cell office:value-type="float" office:value="279656" calcext:value-type="float">
            <text:p>279656</text:p>
          </table:table-cell>
          <table:table-cell office:value-type="float" office:value="278864" calcext:value-type="float">
            <text:p>278864</text:p>
          </table:table-cell>
          <table:table-cell office:value-type="float" office:value="272364" calcext:value-type="float">
            <text:p>272364</text:p>
          </table:table-cell>
          <table:table-cell office:value-type="float" office:value="268380" calcext:value-type="float">
            <text:p>268380</text:p>
          </table:table-cell>
          <table:table-cell office:value-type="float" office:value="269220" calcext:value-type="float">
            <text:p>269220</text:p>
          </table:table-cell>
          <table:table-cell office:value-type="float" office:value="265936" calcext:value-type="float">
            <text:p>265936</text:p>
          </table:table-cell>
          <table:table-cell office:value-type="string" calcext:value-type="string">
            <text:p>(sabor Arduino) Se conecta a WiFi y sirve 2 paginas con un WebServ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s conectar a wifi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as setupWebServe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as servir / por primera vez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ras servir /serverIndex por primera vez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tras servir / por segunda vez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ras servir /serverIndex por segunda vez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eltiumCharger+Firebase</text:p>
          </table:table-cell>
          <table:table-cell/>
          <table:table-cell office:value-type="float" office:value="1431936" calcext:value-type="float">
            <text:p>1431936</text:p>
          </table:table-cell>
          <table:table-cell office:value-type="float" office:value="212524" calcext:value-type="float">
            <text:p>212524</text:p>
          </table:table-cell>
          <table:table-cell office:value-type="float" office:value="169628" calcext:value-type="float">
            <text:p>169628</text:p>
          </table:table-cell>
          <table:table-cell office:value-type="float" office:value="138724" calcext:value-type="float">
            <text:p>138724</text:p>
          </table:table-cell>
          <table:table-cell office:value-type="float" office:value="138712" calcext:value-type="float">
            <text:p>138712</text:p>
          </table:table-cell>
          <table:table-cell office:value-type="float" office:value="97292" calcext:value-type="float">
            <text:p>97292</text:p>
          </table:table-cell>
          <table:table-cell office:value-type="float" office:value="36692" calcext:value-type="float">
            <text:p>36692</text:p>
          </table:table-cell>
          <table:table-cell/>
          <table:table-cell office:value-type="string" calcext:value-type="string">
            <text:p>(sabor Arduino) Stack BLE + escritura simple en Fireba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s conectar a wifi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as escribir en Firebas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as initLed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antes de crear la primera caracteristic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antes de crear la caracteristica #49 y cras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ebserver_Firebase_Wifi</text:p>
          </table:table-cell>
          <table:table-cell/>
          <table:table-cell office:value-type="float" office:value="946416" calcext:value-type="float">
            <text:p>946416</text:p>
          </table:table-cell>
          <table:table-cell office:value-type="float" office:value="321444" calcext:value-type="float">
            <text:p>321444</text:p>
          </table:table-cell>
          <table:table-cell office:value-type="float" office:value="278552" calcext:value-type="float">
            <text:p>278552</text:p>
          </table:table-cell>
          <table:table-cell office:value-type="float" office:value="268024" calcext:value-type="float">
            <text:p>268024</text:p>
          </table:table-cell>
          <table:table-cell office:value-type="float" office:value="268336" calcext:value-type="float">
            <text:p>268336</text:p>
          </table:table-cell>
          <table:table-cell office:value-type="float" office:value="233488" calcext:value-type="float">
            <text:p>233488</text:p>
          </table:table-cell>
          <table:table-cell office:value-type="float" office:value="233300" calcext:value-type="float">
            <text:p>233300</text:p>
          </table:table-cell>
          <table:table-cell/>
          <table:table-cell office:value-type="string" calcext:value-type="string">
            <text:p>(sabor Arduino) Interfaz Admin Sencillo que autentica contra firebase y lee <text:s/>dat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s conectar a wifi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as servir login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as autenticar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ras servir lista de dispositivo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tras servir lista de dispositivos por décima vez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00/00/0000</text:date>, <text:time style:data-style-name="N2" text:time-value="16:36:03.8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4S</meta:editing-duration>
    <meta:editing-cycles>9</meta:editing-cycles>
    <meta:generator>LibreOffice/5.2.6.2$Windows_x86 LibreOffice_project/a3100ed2409ebf1c212f5048fbe377c281438fdc</meta:generator>
    <dc:date>2020-05-29T09:56:38.671000000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